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mrograman di Ethereum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lockchain, Web3, Truffle, Decentralized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riptograf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h</text:p>
              </text:list-item>
              <text:list-item>
                <text:p>Struktur Data Blockchain</text:p>
              </text:list-item>
              <text:list-item>
                <text:p>Kriptografi Public-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: String sepanjang apapun</text:p>
              </text:list-item>
              <text:list-item>
                <text:p>Hasil: String dengan panjang tetap</text:p>
              </text:list-item>
              <text:list-item>
                <text:p>Komputasi efis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erti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ya tahan tinggi terhadap tabrakan (input berbeda tapi hasil sama)</text:p>
              </text:list-item>
              <text:list-item>
                <text:p>Mustahil mendapatkan input dari hasil</text:p>
              </text:list-item>
              <text:list-item>
                <text:p>Perubahan sedikit pada input membuat hasil jauh berbe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sha256.online/" xlink:type="simple">https://sha256.online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ruktur Data Blockch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nunjuk (pointer)</text:p>
              </text:list-item>
              <text:list-item>
                <text:p>Rantai</text:p>
              </text:list-item>
              <text:list-item>
                <text:p>Demo: <text:a xlink:href="https://anders.com/blockchain/blockchain.html" xlink:type="simple">https://anders.com/blockchain/blockchain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riptografi Public Ke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c key dan Private key</text:p>
              </text:list-item>
              <text:list-item>
                <text:p>Enkripsi pesan</text:p>
              </text:list-item>
              <text:list-item>
                <text:p>Tandatangan digital</text:p>
              </text:list-item>
              <text:list-item>
                <text:p>Public key sebagai identitas digital</text:p>
              </text:list-item>
              <text:list-item>
                <text:p>Private key sebagai pengganti password/kata san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Kriptografi Public-Ke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anders.com/blockchain/public-private-keys/keys.html" xlink:type="simple">https://anders.com/blockchain/public-private-keys/keys.html</text:a></text:p>
              </text:list-item>
              <text:list-item>
                <text:p><text:a xlink:href="http://cobweb.cs.uga.edu/~dme/csci6300/Encryption/Crypto.html" xlink:type="simple">http://cobweb.cs.uga.edu/~dme/csci6300/Encryption/Crypto.html</text:a></text:p>
              </text:list-item>
              <text:list-item>
                <text:p><text:a xlink:href="https://anders.com/blockchain/public-private-keys/signatures.html" xlink:type="simple">https://anders.com/blockchain/public-private-keys/signatures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ntralized vs Decentralized vs Distributed</text:p>
              </text:list-item>
              <text:list-item>
                <text:p>Konsensus</text:p>
              </text:list-item>
              <text:list-item>
                <text:p>Insentif (Proof of Work)</text:p>
              </text:list-item>
              <text:list-item>
                <text:p>Demo: <text:a xlink:href="https://anders.com/blockchain/distributed.html" xlink:type="simple">https://anders.com/blockchain/distributed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here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bedaan dengan Bitcoin</text:p>
              </text:list-item>
              <text:list-item>
                <text:p>Komputer dunia</text:p>
              </text:list-item>
              <text:list-item>
                <text:p>Perbedaan aplikasi “tradisional” di cloud dan aplikasi di Ethere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co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er dan kepemilikan uang transparan dan tanpa s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here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 transparan dan anti-s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kasi “Tradisional” di Clou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dak transparan</text:p>
              </text:list-item>
              <text:list-item>
                <text:p>Bisa dicurangi di bac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kasi di Ethere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ubahaan keadaan (state) program transparan</text:p>
              </text:list-item>
              <text:list-item>
                <text:p>Resisten terhadap s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1:03:54.904241370</meta:creation-date>
    <dc:date>2019-05-10T15:18:43.931558386</dc:date>
    <meta:editing-duration>PT1H24M55S</meta:editing-duration>
    <meta:editing-cycles>13</meta:editing-cycles>
    <meta:generator>LibreOffice/5.1.6.2$Linux_X86_64 LibreOffice_project/10m0$Build-2</meta:generator>
    <meta:document-statistic meta:object-count="77"/>
  </office:meta>
</office:document-meta>
</file>